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17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6.0602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2.2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1.0984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c0c0c0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cccc" style:text-align-source="fix" style:repeat-content="false" fo:border="0.0008in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wrap-option="wrap" fo:border="0.0008in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[detail2.laporan_frekuensi] [detail.format_hari]</text:p>
          </table:table-cell>
          <table:covered-table-cell table:number-columns-repeated="3"/>
          <table:table-cell table:style-name="ce11"/>
          <table:table-cell table:number-columns-repeated="1019"/>
        </table:table-row>
        <table:table-row table:style-name="ro3">
          <table:table-cell table:style-name="ce3" office:value-type="string" table:number-columns-spanned="4" table:number-rows-spanned="1">
            <text:p>[detail2.koleksi_artikellogdownload] [detail.periode2]</text:p>
          </table:table-cell>
          <table:covered-table-cell table:number-columns-repeated="3"/>
          <table:table-cell table:style-name="ce11"/>
          <table:table-cell table:number-columns-repeated="1019"/>
        </table:table-row>
        <table:table-row table:style-name="ro3">
          <table:table-cell table:style-name="ce3" office:value-type="string" table:number-columns-spanned="4" table:number-rows-spanned="1">
            <text:p>[detail2.berdasarkan_ranking] [detail.Berdasarkan]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>
            <text:p>No.</text:p>
          </table:table-cell>
          <table:table-cell table:style-name="ce4" office:value-type="string">
            <text:p>[detail2.tanggal]</text:p>
          </table:table-cell>
          <table:table-cell table:style-name="ce7" office:value-type="string">
            <text:p>[detail2.data_bibliografis]</text:p>
          </table:table-cell>
          <table:table-cell table:style-name="ce10" office:value-type="string">
            <text:p>[detail2.jumlah_pembaca]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[a.no;block=tbs:row]</text:p>
          </table:table-cell>
          <table:table-cell table:style-name="ce5" office:value-type="string">
            <text:p>[a.Periode]</text:p>
          </table:table-cell>
          <table:table-cell table:style-name="ce8" office:value-type="string">
            <text:p>[a.data]</text:p>
            <text:p/>
            <text:p><text:span text:style-name="T1">[a.data2]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5" office:value-type="string">
            <text:p>[a.Jumlah]</text:p>
          </table:table-cell>
          <table:table-cell table:number-columns-repeated="1020"/>
        </table:table-row>
        <table:table-row table:style-name="ro6">
          <table:table-cell table:style-name="ce6" office:value-type="string" table:number-columns-spanned="3" table:number-rows-spanned="1">
            <text:p>Total</text:p>
          </table:table-cell>
          <table:covered-table-cell/>
          <table:covered-table-cell table:style-name="ce9"/>
          <table:table-cell table:style-name="ce9" office:value-type="string">
            <text:p>[detail.TotalJumlah]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5/09/2018</text:date>, <text:time>12:2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hardi </dc:creator>
    <meta:creation-date>2016-05-27T13:38:29Z</meta:creation-date>
    <dc:date>2018-05-09T12:28:29.08</dc:date>
    <meta:editing-cycles>41</meta:editing-cycles>
    <meta:editing-duration>PT6H4M21S</meta:editing-duration>
    <meta:document-statistic meta:table-count="1" meta:cell-count="13" meta:object-count="0"/>
  </office:meta>
</office:document-meta>
</file>